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094cm" fo:min-width="2.4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834cm" fo:min-width="3.584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654cm" fo:min-width="3.504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64cm" fo:min-width="1.514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834cm" fo:min-width="5.68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834cm" fo:min-width="4.28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64cm" fo:min-width="3.91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564cm" fo:min-width="2.214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564cm" fo:min-width="3.214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564cm" fo:min-width="4.214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376cm" fo:min-width="6.626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564cm" fo:min-width="3.114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834cm" fo:min-width="5.184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564cm" fo:min-width="4.614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564cm" fo:min-width="4.113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014cm" fo:min-width="5.1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4.1cm" svg:height="1.9cm" svg:x="1.1cm" svg:y="9cm">
          <text:p text:style-name="P1">Ve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2cm" svg:height="1.2cm" svg:x="5.5cm" svg:y="3.5cm">
          <text:p text:style-name="P1">Acesso Loc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.1cm" svg:height="1cm" svg:x="10cm" svg:y="1.4cm">
          <text:p text:style-name="P1">Comunic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2.1cm" svg:height="0.9cm" svg:x="10.5cm" svg:y="6.4cm">
          <text:p text:style-name="P1">Fisi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6.3cm" svg:height="1.2cm" svg:x="6.6cm" svg:y="10.3cm">
          <text:p text:style-name="P1">Negação de Serviç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4.899cm" svg:height="1.2cm" svg:x="6.1cm" svg:y="16.9cm">
          <text:p text:style-name="P1">Acesso Remo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5.2cm" svg:y1="9.95cm" svg:x2="5.5cm" svg:y2="4.1cm" draw:start-shape="id1" draw:start-glue-point="10" draw:end-shape="id2" draw:end-glue-point="3" svg:d="M5200 9950c753 0 503-3099 151-3099-351 0-602-2751 149-2751" svg:viewBox="0 0 681 5851">
          <text:p/>
        </draw:connector>
        <draw:connector draw:style-name="gr7" draw:text-style-name="P3" draw:layer="layout" draw:type="curve" svg:x1="5.2cm" svg:y1="9.95cm" svg:x2="6.6cm" svg:y2="10.9cm" draw:start-shape="id1" draw:start-glue-point="10" draw:end-shape="id3" draw:end-glue-point="3" svg:d="M5200 9950c1051 0 352 950 1400 950" svg:viewBox="0 0 1401 951">
          <text:p/>
        </draw:connector>
        <draw:connector draw:style-name="gr7" draw:text-style-name="P3" draw:layer="layout" draw:type="curve" svg:x1="5.2cm" svg:y1="9.95cm" svg:x2="6.1cm" svg:y2="17.5cm" draw:start-shape="id1" draw:start-glue-point="10" draw:end-shape="id4" draw:end-glue-point="3" svg:d="M5200 9950c753 0 502 3951 450 3951s-303 3599 450 3599" svg:viewBox="0 0 901 7551">
          <text:p/>
        </draw:connector>
        <draw:connector draw:style-name="gr7" draw:text-style-name="P3" draw:layer="layout" draw:type="curve" svg:x1="9.7cm" svg:y1="4.1cm" svg:x2="10cm" svg:y2="1.9cm" draw:start-shape="id2" draw:start-glue-point="1" draw:end-shape="id5" draw:end-glue-point="3" svg:d="M9700 4100c753 0 503-1149 151-1149-351 0-602-1051 149-1051" svg:viewBox="0 0 681 2201">
          <text:p/>
        </draw:connector>
        <draw:connector draw:style-name="gr7" draw:text-style-name="P3" draw:layer="layout" draw:type="curve" svg:x1="9.7cm" svg:y1="4.1cm" svg:x2="10.5cm" svg:y2="6.85cm" draw:start-shape="id2" draw:start-glue-point="1" draw:end-shape="id6" draw:end-glue-point="3" svg:d="M9700 4100c753 0 503 1451 401 1451-101 0-352 1299 399 1299" svg:viewBox="0 0 801 2751">
          <text:p/>
        </draw:connector>
        <draw:custom-shape draw:style-name="gr8" draw:text-style-name="P2" xml:id="id7" draw:id="id7" draw:layer="layout" svg:width="4.5cm" svg:height="0.9cm" svg:x="14.5cm" svg:y="9cm">
          <text:p text:style-name="P1">Buffer Over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8" draw:id="id8" draw:layer="layout" svg:width="2.8cm" svg:height="0.9cm" svg:x="14.5cm" svg:y="10.8cm">
          <text:p text:style-name="P1">Floo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9" draw:id="id9" draw:layer="layout" svg:width="3.8cm" svg:height="0.9cm" svg:x="14.4cm" svg:y="12.5cm">
          <text:p text:style-name="P1">Dano Fisic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12.9cm" svg:y1="10.9cm" svg:x2="14.5cm" svg:y2="9.45cm" draw:start-shape="id3" draw:start-glue-point="1" draw:end-shape="id7" draw:end-glue-point="3" svg:d="M12900 10900c1201 0 402-1450 1600-1450" svg:viewBox="0 0 1601 1451">
          <text:p/>
        </draw:connector>
        <draw:connector draw:style-name="gr7" draw:text-style-name="P3" draw:layer="layout" draw:type="curve" svg:x1="12.9cm" svg:y1="10.9cm" svg:x2="14.5cm" svg:y2="11.25cm" draw:start-shape="id3" draw:start-glue-point="1" draw:end-shape="id8" svg:d="M12900 10900c1201 0 402 350 1600 350" svg:viewBox="0 0 1601 351">
          <text:p/>
        </draw:connector>
        <draw:connector draw:style-name="gr7" draw:text-style-name="P3" draw:layer="layout" draw:type="curve" svg:x1="12.9cm" svg:y1="10.9cm" svg:x2="14.4cm" svg:y2="12.95cm" draw:start-shape="id3" draw:start-glue-point="1" draw:end-shape="id9" draw:end-glue-point="3" svg:d="M12900 10900c1126 0 377 2050 1500 2050" svg:viewBox="0 0 1501 2051">
          <text:p/>
        </draw:connector>
        <draw:custom-shape draw:style-name="gr11" draw:text-style-name="P2" xml:id="id10" draw:id="id10" draw:layer="layout" svg:width="4.8cm" svg:height="0.9cm" svg:x="14.3cm" svg:y="15.5cm">
          <text:p text:style-name="P1">Dumpster Div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1" draw:id="id11" draw:layer="layout" svg:width="7.3cm" svg:height="1.8cm" svg:x="13.4cm" svg:y="17.3cm">
          <text:p text:style-name="P1">Utilizar acesso remoto </text:p>
          <text:p text:style-name="P1">Configurado Anteriomen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10.999cm" svg:y1="17.5cm" svg:x2="14.3cm" svg:y2="15.95cm" draw:start-shape="id4" draw:start-glue-point="1" draw:end-shape="id10" draw:end-glue-point="3" svg:d="M10999 17500c2476 0 826-1550 3301-1550" svg:viewBox="0 0 3302 1551">
          <text:p/>
        </draw:connector>
        <draw:connector draw:style-name="gr7" draw:text-style-name="P3" draw:layer="layout" draw:type="curve" svg:x1="10.999cm" svg:y1="17.5cm" svg:x2="13.4cm" svg:y2="18.2cm" draw:start-shape="id4" draw:start-glue-point="1" draw:end-shape="id11" draw:end-glue-point="3" svg:d="M10999 17500c1801 0 601 700 2401 700" svg:viewBox="0 0 2402 701">
          <text:p/>
        </draw:connector>
        <draw:custom-shape draw:style-name="gr13" draw:text-style-name="P2" xml:id="id12" draw:id="id12" draw:layer="layout" svg:width="3.7cm" svg:height="0.9cm" svg:x="14.7cm" svg:y="5.6cm">
          <text:p text:style-name="P1">Tampe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12.6cm" svg:y1="6.85cm" svg:x2="14.7cm" svg:y2="6.05cm" draw:start-shape="id6" draw:start-glue-point="1" draw:end-shape="id12" draw:end-glue-point="3" svg:d="M12600 6850c1576 0 527-800 2100-800" svg:viewBox="0 0 2101 801">
          <text:p/>
        </draw:connector>
        <draw:custom-shape draw:style-name="gr14" draw:text-style-name="P2" xml:id="id14" draw:id="id14" draw:layer="layout" svg:width="5.8cm" svg:height="1.2cm" svg:x="22.6cm" svg:y="1.2cm">
          <text:p text:style-name="P1">Recuperar Chave</text:p>
          <text:p text:style-name="P1"><text:s/>Publ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3" draw:id="id13" draw:layer="layout" svg:width="5.2cm" svg:height="0.9cm" svg:x="15.9cm" svg:y="1.5cm">
          <text:p text:style-name="P1">Capturar Fram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14.1cm" svg:y1="1.9cm" svg:x2="15.9cm" svg:y2="1.95cm" draw:start-shape="id5" draw:start-glue-point="1" draw:end-shape="id13" draw:end-glue-point="3" svg:d="M14100 1900c1351 0 452 50 1800 50" svg:viewBox="0 0 1801 51">
          <text:p/>
        </draw:connector>
        <draw:connector draw:style-name="gr7" draw:text-style-name="P3" draw:layer="layout" draw:type="curve" svg:x1="21.1cm" svg:y1="1.95cm" svg:x2="22.6cm" svg:y2="1.8cm" draw:start-shape="id13" draw:start-glue-point="1" draw:end-shape="id14" draw:end-glue-point="3" svg:d="M21100 1950c1126 0 377-150 1500-150" svg:viewBox="0 0 1501 151">
          <text:p/>
        </draw:connector>
        <draw:custom-shape draw:style-name="gr16" draw:text-style-name="P2" xml:id="id15" draw:id="id15" draw:layer="layout" svg:width="4.699cm" svg:height="0.9cm" svg:x="15.801cm" svg:y="3.201cm">
          <text:p text:style-name="P1">Medidor Fal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14.1cm" svg:y1="1.9cm" svg:x2="15.801cm" svg:y2="3.651cm" draw:start-shape="id5" draw:start-glue-point="1" draw:end-shape="id15" svg:d="M14100 1900c1276 0 426 1751 1701 1751" svg:viewBox="0 0 1702 1752">
          <text:p/>
        </draw:connector>
        <draw:custom-shape draw:style-name="gr17" draw:text-style-name="P2" xml:id="id16" draw:id="id16" draw:layer="layout" svg:width="5.8cm" svg:height="1.4cm" svg:x="14.8cm" svg:y="7.2cm">
          <text:p text:style-name="P1">Recuperar Chave</text:p>
          <text:p text:style-name="P1"><text:s/>Privado do Medi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12.6cm" svg:y1="6.85cm" svg:x2="14.8cm" svg:y2="7.9cm" draw:start-shape="id6" draw:start-glue-point="1" draw:end-shape="id16" draw:end-glue-point="3" svg:d="M12600 6850c1651 0 552 1050 2200 1050" svg:viewBox="0 0 2201 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09:30:23.475869553</meta:creation-date>
    <dc:date>2017-01-17T10:26:24.956671373</dc:date>
    <meta:editing-duration>PT35M48S</meta:editing-duration>
    <meta:editing-cycles>5</meta:editing-cycles>
    <meta:generator>LibreOffice/5.1.4.2$Linux_X86_64 LibreOffice_project/10m0$Build-2</meta:generator>
    <meta:document-statistic meta:object-count="31"/>
  </office:meta>
</office:document-meta>
</file>